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azirmatn" svg:font-family="Vazirmatn"/>
    <style:font-face style:name="Vazirmatn Black" svg:font-family="'Vazirmatn Black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" style:family="graphic" style:parent-style-name="standard">
      <style:graphic-properties draw:stroke="solid" svg:stroke-width="0.318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254cm" fo:padding-right="0.254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azirmatn Black" fo:font-size="135pt" fo:letter-spacing="normal" fo:font-style="normal" style:text-underline-style="none" fo:font-weight="normal" style:font-name-asian="Vazirmatn Black" style:font-size-asian="135pt" style:font-style-asian="normal" style:font-weight-asian="normal" style:font-name-complex="Vazirmatn Black" style:font-size-complex="135pt" style:font-style-complex="normal" style:font-weight-complex="normal"/>
    </style:style>
    <style:style style:name="T2" style:family="text">
      <style:text-properties fo:font-variant="normal" fo:text-transform="none" fo:color="#073763" loext:opacity="100%" style:text-line-through-style="none" style:text-line-through-type="none" style:text-position="0% 100%" style:font-name="Vazirmatn" fo:font-size="27pt" fo:letter-spacing="normal" fo:font-style="normal" style:text-underline-style="none" fo:font-weight="bold" style:font-name-asian="Vazirmatn" style:font-size-asian="27pt" style:font-style-asian="normal" style:font-weight-asian="bold" style:font-name-complex="Vazirmatn" style:font-size-complex="2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g draw:name="Google Shape;134;p15" draw:style-name="gr1">
          <draw:g draw:name="Google Shape;135;p15" draw:style-name="gr1">
            <draw:custom-shape draw:name="Google Shape;136;p15" draw:style-name="gr2" draw:text-style-name="P1" draw:layer="layout" svg:width="1.139cm" svg:height="1.139cm" svg:x="7.278cm" svg:y="3.7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7;p15" draw:style-name="gr2" draw:text-style-name="P1" draw:layer="layout" svg:width="1.139cm" svg:height="1.139cm" svg:x="5.027cm" svg:y="6.3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8;p15" draw:style-name="gr2" draw:text-style-name="P1" draw:layer="layout" svg:width="1.139cm" svg:height="1.139cm" svg:x="9.239cm" svg:y="8.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9;p15" draw:style-name="gr2" draw:text-style-name="P1" draw:layer="layout" svg:width="1.139cm" svg:height="1.139cm" svg:x="7.517cm" svg:y="9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40;p15" draw:style-name="gr3" draw:text-style-name="P2" draw:layer="layout" svg:width="0.184cm" svg:height="4.663cm" svg:x="7.902cm" svg:y="4.9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41;p15" draw:style-name="gr3" draw:text-style-name="P2" draw:layer="layout" svg:width="1.721cm" svg:height="1.139cm" svg:x="8.083cm" svg:y="9.11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142;p15" draw:style-name="gr3" draw:text-style-name="P2" draw:layer="layout" svg:width="2.679cm" svg:height="3.344cm" svg:x="5.407cm" svg:y="6.87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43;p15" draw:style-name="gr3" draw:text-style-name="P2" draw:layer="layout" svg:width="4.267cm" svg:height="2.13cm" svg:x="5.581cm" svg:y="6.867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44;p15" draw:style-name="gr3" draw:text-style-name="P2" draw:layer="layout" svg:width="1.767cm" svg:height="1.984cm" svg:x="5.674cm" svg:y="4.769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Google Shape;145;p15" draw:style-name="gr4" draw:text-style-name="P4" draw:layer="layout" svg:width="9.552cm" svg:height="5.886cm" svg:x="10.819cm" svg:y="3.399cm">
            <text:p text:style-name="P3"><text:span text:style-name="T1">D</text:span><text:span text:style-name="T1">T</text:span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6;p15" draw:style-name="gr5" draw:text-style-name="P4" draw:layer="layout" svg:width="9.552cm" svg:height="2.307cm" svg:x="10.661cm" svg:y="8.58cm">
            <text:p text:style-name="P3"><text:span text:style-name="T2">Distri</text:span><text:span text:style-name="T2">buted </text:span><text:span text:style-name="T2">Time</text:span><text:span text:style-name="T2">table </text:span><text:span text:style-name="T2">Assis</text:span><text:span text:style-name="T2">ta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31;g367ecd6d280_0_0:notes" draw:style-name="gr6" draw:layer="layout" svg:width="16.932cm" svg:height="9.524cm" svg:x="1.059cm" svg:y="1.905cm" draw:page-number="1" presentation:class="page"/>
          <draw:frame draw:name="Google Shape;132;g367ecd6d280_0_0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azirmatn" svg:font-family="Vazirmatn"/>
    <style:font-face style:name="Vazirmatn Black" svg:font-family="'Vazirmatn Black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1" draw:display-name="msArrowEnd 1" svg:viewBox="0 0 200 200" svg:d="M100 0l100 200h-20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02T20:41:45.008849774</dc:date>
    <meta:editing-duration>PT21S</meta:editing-duration>
    <meta:editing-cycles>1</meta:editing-cycles>
    <meta:document-statistic meta:object-count="43"/>
  </office:meta>
</office:document-meta>
</file>